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23cm"/>
    </style:style>
    <style:style style:name="co2" style:family="table-column">
      <style:table-column-properties fo:break-before="auto" style:column-width="4.426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41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60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1.686cm" svg:height="11.352cm" svg:x="27.722cm" svg:y="3.532cm">
            <draw:object draw:notify-on-update-of-ranges="Arkusz1.D1:Arkusz1.D1 Arkusz1.D2:Arkusz1.D45 Arkusz1.E1:Arkusz1.E1 Arkusz1.E2:Arkusz1.E72 Arkusz1.Q34:Arkusz1.Q38 Arkusz1.L34:Arkusz1.L3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.952cm" svg:height="11.163cm" svg:x="4.623cm" svg:y="4.171cm">
            <draw:object draw:notify-on-update-of-ranges="Arkusz1.D1:Arkusz1.D1 Arkusz1.D2:Arkusz1.D45 Arkusz1.F1:Arkusz1.F1 Arkusz1.F2:Arkusz1.F72 Arkusz1.R34:Arkusz1.R38 Arkusz1.L34:Arkusz1.L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 t</text:p>
          </table:table-cell>
          <table:table-cell office:value-type="string" calcext:value-type="string">
            <text:p>m t</text:p>
          </table:table-cell>
          <table:table-cell office:value-type="string" calcext:value-type="string">
            <text:p>p 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pha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00000000000000e000</text:p>
          </table:table-cell>
          <table:table-cell office:value-type="string" calcext:value-type="string">
            <text:p>-9.49201616815567e001</text:p>
          </table:table-cell>
          <table:table-cell office:value-type="string" calcext:value-type="string">
            <text:p>1.79524584309152e002</text:p>
          </table:table-cell>
          <table:table-cell table:formula="of:=NUMBERVALUE(LEFT([.A2];8);&quot;.&quot;)*10^(RIGHT([.A2];3))" office:value-type="float" office:value="1" calcext:value-type="float">
            <text:p>1</text:p>
          </table:table-cell>
          <table:table-cell table:formula="of:=NUMBERVALUE(LEFT([.B2];8);&quot;.&quot;)*10^(RIGHT([.B2];3))" office:value-type="float" office:value="-94.9201" calcext:value-type="float">
            <text:p>-94,9201</text:p>
          </table:table-cell>
          <table:table-cell table:formula="of:=NUMBERVALUE(LEFT([.C2];8);&quot;.&quot;)*10^(RIGHT([.C2];3))" office:value-type="float" office:value="179.5245" calcext:value-type="float">
            <text:p>179,52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25892541179417e000</text:p>
          </table:table-cell>
          <table:table-cell office:value-type="string" calcext:value-type="string">
            <text:p>-9.09200645515038e001</text:p>
          </table:table-cell>
          <table:table-cell office:value-type="string" calcext:value-type="string">
            <text:p>1.79455086207382e002</text:p>
          </table:table-cell>
          <table:table-cell table:formula="of:=NUMBERVALUE(LEFT([.A3];8);&quot;.&quot;)*10^(RIGHT([.A3];3))" office:value-type="float" office:value="1.258925" calcext:value-type="float">
            <text:p>1,258925</text:p>
          </table:table-cell>
          <table:table-cell table:formula="of:=NUMBERVALUE(LEFT([.B3];8);&quot;.&quot;)*10^(RIGHT([.B3];3))" office:value-type="float" office:value="-90.92" calcext:value-type="float">
            <text:p>-90,92</text:p>
          </table:table-cell>
          <table:table-cell table:formula="of:=NUMBERVALUE(LEFT([.C3];8);&quot;.&quot;)*10^(RIGHT([.C3];3))" office:value-type="float" office:value="179.455" calcext:value-type="float">
            <text:p>179,4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58489319246111e000</text:p>
          </table:table-cell>
          <table:table-cell office:value-type="string" calcext:value-type="string">
            <text:p>-8.69199076153698e001</text:p>
          </table:table-cell>
          <table:table-cell office:value-type="string" calcext:value-type="string">
            <text:p>1.79356561090572e002</text:p>
          </table:table-cell>
          <table:table-cell table:formula="of:=NUMBERVALUE(LEFT([.A4];8);&quot;.&quot;)*10^(RIGHT([.A4];3))" office:value-type="float" office:value="1.584893" calcext:value-type="float">
            <text:p>1,584893</text:p>
          </table:table-cell>
          <table:table-cell table:formula="of:=NUMBERVALUE(LEFT([.B4];8);&quot;.&quot;)*10^(RIGHT([.B4];3))" office:value-type="float" office:value="-86.9199" calcext:value-type="float">
            <text:p>-86,9199</text:p>
          </table:table-cell>
          <table:table-cell table:formula="of:=NUMBERVALUE(LEFT([.C4];8);&quot;.&quot;)*10^(RIGHT([.C4];3))" office:value-type="float" office:value="179.3565" calcext:value-type="float">
            <text:p>179,35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99526231496888e000</text:p>
          </table:table-cell>
          <table:table-cell office:value-type="string" calcext:value-type="string">
            <text:p>-8.29196570068414e001</text:p>
          </table:table-cell>
          <table:table-cell office:value-type="string" calcext:value-type="string">
            <text:p>1.79223753797253e002</text:p>
          </table:table-cell>
          <table:table-cell table:formula="of:=NUMBERVALUE(LEFT([.A5];8);&quot;.&quot;)*10^(RIGHT([.A5];3))" office:value-type="float" office:value="1.995262" calcext:value-type="float">
            <text:p>1,995262</text:p>
          </table:table-cell>
          <table:table-cell table:formula="of:=NUMBERVALUE(LEFT([.B5];8);&quot;.&quot;)*10^(RIGHT([.B5];3))" office:value-type="float" office:value="-82.9196" calcext:value-type="float">
            <text:p>-82,9196</text:p>
          </table:table-cell>
          <table:table-cell table:formula="of:=NUMBERVALUE(LEFT([.C5];8);&quot;.&quot;)*10^(RIGHT([.C5];3))" office:value-type="float" office:value="179.2237" calcext:value-type="float">
            <text:p>179,22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.51188643150958e000</text:p>
          </table:table-cell>
          <table:table-cell office:value-type="string" calcext:value-type="string">
            <text:p>-7.89192586551196e001</text:p>
          </table:table-cell>
          <table:table-cell office:value-type="string" calcext:value-type="string">
            <text:p>1.79049575217454e002</text:p>
          </table:table-cell>
          <table:table-cell table:formula="of:=NUMBERVALUE(LEFT([.A6];8);&quot;.&quot;)*10^(RIGHT([.A6];3))" office:value-type="float" office:value="2.511886" calcext:value-type="float">
            <text:p>2,511886</text:p>
          </table:table-cell>
          <table:table-cell table:formula="of:=NUMBERVALUE(LEFT([.B6];8);&quot;.&quot;)*10^(RIGHT([.B6];3))" office:value-type="float" office:value="-78.9192" calcext:value-type="float">
            <text:p>-78,9192</text:p>
          </table:table-cell>
          <table:table-cell table:formula="of:=NUMBERVALUE(LEFT([.C6];8);&quot;.&quot;)*10^(RIGHT([.C6];3))" office:value-type="float" office:value="179.0495" calcext:value-type="float">
            <text:p>179,04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.16227766016838e000</text:p>
          </table:table-cell>
          <table:table-cell office:value-type="string" calcext:value-type="string">
            <text:p>-7.49186266317342e001</text:p>
          </table:table-cell>
          <table:table-cell office:value-type="string" calcext:value-type="string">
            <text:p>1.78824716510198e002</text:p>
          </table:table-cell>
          <table:table-cell table:formula="of:=NUMBERVALUE(LEFT([.A7];8);&quot;.&quot;)*10^(RIGHT([.A7];3))" office:value-type="float" office:value="3.162277" calcext:value-type="float">
            <text:p>3,162277</text:p>
          </table:table-cell>
          <table:table-cell table:formula="of:=NUMBERVALUE(LEFT([.B7];8);&quot;.&quot;)*10^(RIGHT([.B7];3))" office:value-type="float" office:value="-74.9186" calcext:value-type="float">
            <text:p>-74,9186</text:p>
          </table:table-cell>
          <table:table-cell table:formula="of:=NUMBERVALUE(LEFT([.C7];8);&quot;.&quot;)*10^(RIGHT([.C7];3))" office:value-type="float" office:value="178.8247" calcext:value-type="float">
            <text:p>178,82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.98107170553497e000</text:p>
          </table:table-cell>
          <table:table-cell office:value-type="string" calcext:value-type="string">
            <text:p>-7.09176246556392e001</text:p>
          </table:table-cell>
          <table:table-cell office:value-type="string" calcext:value-type="string">
            <text:p>1.78537136882588e002</text:p>
          </table:table-cell>
          <table:table-cell table:formula="of:=NUMBERVALUE(LEFT([.A8];8);&quot;.&quot;)*10^(RIGHT([.A8];3))" office:value-type="float" office:value="3.981071" calcext:value-type="float">
            <text:p>3,981071</text:p>
          </table:table-cell>
          <table:table-cell table:formula="of:=NUMBERVALUE(LEFT([.B8];8);&quot;.&quot;)*10^(RIGHT([.B8];3))" office:value-type="float" office:value="-70.9176" calcext:value-type="float">
            <text:p>-70,9176</text:p>
          </table:table-cell>
          <table:table-cell table:formula="of:=NUMBERVALUE(LEFT([.C8];8);&quot;.&quot;)*10^(RIGHT([.C8];3))" office:value-type="float" office:value="178.5371" calcext:value-type="float">
            <text:p>178,53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01187233627272e000</text:p>
          </table:table-cell>
          <table:table-cell office:value-type="string" calcext:value-type="string">
            <text:p>-6.69160368056390e001</text:p>
          </table:table-cell>
          <table:table-cell office:value-type="string" calcext:value-type="string">
            <text:p>1.78171389451290e002</text:p>
          </table:table-cell>
          <table:table-cell table:formula="of:=NUMBERVALUE(LEFT([.A9];8);&quot;.&quot;)*10^(RIGHT([.A9];3))" office:value-type="float" office:value="5.011872" calcext:value-type="float">
            <text:p>5,011872</text:p>
          </table:table-cell>
          <table:table-cell table:formula="of:=NUMBERVALUE(LEFT([.B9];8);&quot;.&quot;)*10^(RIGHT([.B9];3))" office:value-type="float" office:value="-66.916" calcext:value-type="float">
            <text:p>-66,916</text:p>
          </table:table-cell>
          <table:table-cell table:formula="of:=NUMBERVALUE(LEFT([.C9];8);&quot;.&quot;)*10^(RIGHT([.C9];3))" office:value-type="float" office:value="178.1713" calcext:value-type="float">
            <text:p>178,17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30957344480194e000</text:p>
          </table:table-cell>
          <table:table-cell office:value-type="string" calcext:value-type="string">
            <text:p>-6.29135212389723e001</text:p>
          </table:table-cell>
          <table:table-cell office:value-type="string" calcext:value-type="string">
            <text:p>1.77707732892621e002</text:p>
          </table:table-cell>
          <table:table-cell table:formula="of:=NUMBERVALUE(LEFT([.A10];8);&quot;.&quot;)*10^(RIGHT([.A10];3))" office:value-type="float" office:value="6.309573" calcext:value-type="float">
            <text:p>6,309573</text:p>
          </table:table-cell>
          <table:table-cell table:formula="of:=NUMBERVALUE(LEFT([.B10];8);&quot;.&quot;)*10^(RIGHT([.B10];3))" office:value-type="float" office:value="-62.9135" calcext:value-type="float">
            <text:p>-62,9135</text:p>
          </table:table-cell>
          <table:table-cell table:formula="of:=NUMBERVALUE(LEFT([.C10];8);&quot;.&quot;)*10^(RIGHT([.C10];3))" office:value-type="float" office:value="177.7077" calcext:value-type="float">
            <text:p>177,70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94328234724282e000</text:p>
          </table:table-cell>
          <table:table-cell office:value-type="string" calcext:value-type="string">
            <text:p>-5.89095372249599e001</text:p>
          </table:table-cell>
          <table:table-cell office:value-type="string" calcext:value-type="string">
            <text:p>1.77120948774498e002</text:p>
          </table:table-cell>
          <table:table-cell table:formula="of:=NUMBERVALUE(LEFT([.A11];8);&quot;.&quot;)*10^(RIGHT([.A11];3))" office:value-type="float" office:value="7.943282" calcext:value-type="float">
            <text:p>7,943282</text:p>
          </table:table-cell>
          <table:table-cell table:formula="of:=NUMBERVALUE(LEFT([.B11];8);&quot;.&quot;)*10^(RIGHT([.B11];3))" office:value-type="float" office:value="-58.9095" calcext:value-type="float">
            <text:p>-58,9095</text:p>
          </table:table-cell>
          <table:table-cell table:formula="of:=NUMBERVALUE(LEFT([.C11];8);&quot;.&quot;)*10^(RIGHT([.C11];3))" office:value-type="float" office:value="177.1209" calcext:value-type="float">
            <text:p>177,12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00000000000000e001</text:p>
          </table:table-cell>
          <table:table-cell office:value-type="string" calcext:value-type="string">
            <text:p>-5.49032305031279e001</text:p>
          </table:table-cell>
          <table:table-cell office:value-type="string" calcext:value-type="string">
            <text:p>1.76378735874184e002</text:p>
          </table:table-cell>
          <table:table-cell table:formula="of:=NUMBERVALUE(LEFT([.A12];8);&quot;.&quot;)*10^(RIGHT([.A12];3))" office:value-type="float" office:value="10" calcext:value-type="float">
            <text:p>10</text:p>
          </table:table-cell>
          <table:table-cell table:formula="of:=NUMBERVALUE(LEFT([.B12];8);&quot;.&quot;)*10^(RIGHT([.B12];3))" office:value-type="float" office:value="-54.9032" calcext:value-type="float">
            <text:p>-54,9032</text:p>
          </table:table-cell>
          <table:table-cell table:formula="of:=NUMBERVALUE(LEFT([.C12];8);&quot;.&quot;)*10^(RIGHT([.C12];3))" office:value-type="float" office:value="176.3787" calcext:value-type="float">
            <text:p>176,37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25892541179417e001</text:p>
          </table:table-cell>
          <table:table-cell office:value-type="string" calcext:value-type="string">
            <text:p>-5.08932541593548e001</text:p>
          </table:table-cell>
          <table:table-cell office:value-type="string" calcext:value-type="string">
            <text:p>1.75439463991949e002</text:p>
          </table:table-cell>
          <table:table-cell table:formula="of:=NUMBERVALUE(LEFT([.A13];8);&quot;.&quot;)*10^(RIGHT([.A13];3))" office:value-type="float" office:value="12.58925" calcext:value-type="float">
            <text:p>12,58925</text:p>
          </table:table-cell>
          <table:table-cell table:formula="of:=NUMBERVALUE(LEFT([.B13];8);&quot;.&quot;)*10^(RIGHT([.B13];3))" office:value-type="float" office:value="-50.8932" calcext:value-type="float">
            <text:p>-50,8932</text:p>
          </table:table-cell>
          <table:table-cell table:formula="of:=NUMBERVALUE(LEFT([.C13];8);&quot;.&quot;)*10^(RIGHT([.C13];3))" office:value-type="float" office:value="175.4394" calcext:value-type="float">
            <text:p>175,43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58489319246111e001</text:p>
          </table:table-cell>
          <table:table-cell office:value-type="string" calcext:value-type="string">
            <text:p>-4.68774913519166e001</text:p>
          </table:table-cell>
          <table:table-cell office:value-type="string" calcext:value-type="string">
            <text:p>1.74248901618628e002</text:p>
          </table:table-cell>
          <table:table-cell table:formula="of:=NUMBERVALUE(LEFT([.A14];8);&quot;.&quot;)*10^(RIGHT([.A14];3))" office:value-type="float" office:value="15.84893" calcext:value-type="float">
            <text:p>15,84893</text:p>
          </table:table-cell>
          <table:table-cell table:formula="of:=NUMBERVALUE(LEFT([.B14];8);&quot;.&quot;)*10^(RIGHT([.B14];3))" office:value-type="float" office:value="-46.8774" calcext:value-type="float">
            <text:p>-46,8774</text:p>
          </table:table-cell>
          <table:table-cell table:formula="of:=NUMBERVALUE(LEFT([.C14];8);&quot;.&quot;)*10^(RIGHT([.C14];3))" office:value-type="float" office:value="174.2489" calcext:value-type="float">
            <text:p>174,24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99526231496888e001</text:p>
          </table:table-cell>
          <table:table-cell office:value-type="string" calcext:value-type="string">
            <text:p>-4.28526330926852e001</text:p>
          </table:table-cell>
          <table:table-cell office:value-type="string" calcext:value-type="string">
            <text:p>1.72735204107146e002</text:p>
          </table:table-cell>
          <table:table-cell table:formula="of:=NUMBERVALUE(LEFT([.A15];8);&quot;.&quot;)*10^(RIGHT([.A15];3))" office:value-type="float" office:value="19.95262" calcext:value-type="float">
            <text:p>19,95262</text:p>
          </table:table-cell>
          <table:table-cell table:formula="of:=NUMBERVALUE(LEFT([.B15];8);&quot;.&quot;)*10^(RIGHT([.B15];3))" office:value-type="float" office:value="-42.8526" calcext:value-type="float">
            <text:p>-42,8526</text:p>
          </table:table-cell>
          <table:table-cell table:formula="of:=NUMBERVALUE(LEFT([.C15];8);&quot;.&quot;)*10^(RIGHT([.C15];3))" office:value-type="float" office:value="172.7352" calcext:value-type="float">
            <text:p>172,73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.51188643150958e001</text:p>
          </table:table-cell>
          <table:table-cell office:value-type="string" calcext:value-type="string">
            <text:p>-3.88135547757296e001</text:p>
          </table:table-cell>
          <table:table-cell office:value-type="string" calcext:value-type="string">
            <text:p>1.70800794645322e002</text:p>
          </table:table-cell>
          <table:table-cell table:formula="of:=NUMBERVALUE(LEFT([.A16];8);&quot;.&quot;)*10^(RIGHT([.A16];3))" office:value-type="float" office:value="25.11886" calcext:value-type="float">
            <text:p>25,11886</text:p>
          </table:table-cell>
          <table:table-cell table:formula="of:=NUMBERVALUE(LEFT([.B16];8);&quot;.&quot;)*10^(RIGHT([.B16];3))" office:value-type="float" office:value="-38.8135" calcext:value-type="float">
            <text:p>-38,8135</text:p>
          </table:table-cell>
          <table:table-cell table:formula="of:=NUMBERVALUE(LEFT([.C16];8);&quot;.&quot;)*10^(RIGHT([.C16];3))" office:value-type="float" office:value="170.8007" calcext:value-type="float">
            <text:p>170,80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.16227766016838e001</text:p>
          </table:table-cell>
          <table:table-cell office:value-type="string" calcext:value-type="string">
            <text:p>-3.47524526147436e001</text:p>
          </table:table-cell>
          <table:table-cell office:value-type="string" calcext:value-type="string">
            <text:p>1.68308435320502e002</text:p>
          </table:table-cell>
          <table:table-cell table:formula="of:=NUMBERVALUE(LEFT([.A17];8);&quot;.&quot;)*10^(RIGHT([.A17];3))" office:value-type="float" office:value="31.62277" calcext:value-type="float">
            <text:p>31,62277</text:p>
          </table:table-cell>
          <table:table-cell table:formula="of:=NUMBERVALUE(LEFT([.B17];8);&quot;.&quot;)*10^(RIGHT([.B17];3))" office:value-type="float" office:value="-34.7524" calcext:value-type="float">
            <text:p>-34,7524</text:p>
          </table:table-cell>
          <table:table-cell table:formula="of:=NUMBERVALUE(LEFT([.C17];8);&quot;.&quot;)*10^(RIGHT([.C17];3))" office:value-type="float" office:value="168.3084" calcext:value-type="float">
            <text:p>168,30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.98107170553498e001</text:p>
          </table:table-cell>
          <table:table-cell office:value-type="string" calcext:value-type="string">
            <text:p>-3.06578277690819e001</text:p>
          </table:table-cell>
          <table:table-cell office:value-type="string" calcext:value-type="string">
            <text:p>1.65056014659528e002</text:p>
          </table:table-cell>
          <table:table-cell table:formula="of:=NUMBERVALUE(LEFT([.A18];8);&quot;.&quot;)*10^(RIGHT([.A18];3))" office:value-type="float" office:value="39.81071" calcext:value-type="float">
            <text:p>39,81071</text:p>
          </table:table-cell>
          <table:table-cell table:formula="of:=NUMBERVALUE(LEFT([.B18];8);&quot;.&quot;)*10^(RIGHT([.B18];3))" office:value-type="float" office:value="-30.6578" calcext:value-type="float">
            <text:p>-30,6578</text:p>
          </table:table-cell>
          <table:table-cell table:formula="of:=NUMBERVALUE(LEFT([.C18];8);&quot;.&quot;)*10^(RIGHT([.C18];3))" office:value-type="float" office:value="165.056" calcext:value-type="float">
            <text:p>165,0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01187233627273e001</text:p>
          </table:table-cell>
          <table:table-cell office:value-type="string" calcext:value-type="string">
            <text:p>-2.65139260612050e001</text:p>
          </table:table-cell>
          <table:table-cell office:value-type="string" calcext:value-type="string">
            <text:p>1.60728816721813e002</text:p>
          </table:table-cell>
          <table:table-cell table:formula="of:=NUMBERVALUE(LEFT([.A19];8);&quot;.&quot;)*10^(RIGHT([.A19];3))" office:value-type="float" office:value="50.11872" calcext:value-type="float">
            <text:p>50,11872</text:p>
          </table:table-cell>
          <table:table-cell table:formula="of:=NUMBERVALUE(LEFT([.B19];8);&quot;.&quot;)*10^(RIGHT([.B19];3))" office:value-type="float" office:value="-26.5139" calcext:value-type="float">
            <text:p>-26,5139</text:p>
          </table:table-cell>
          <table:table-cell table:formula="of:=NUMBERVALUE(LEFT([.C19];8);&quot;.&quot;)*10^(RIGHT([.C19];3))" office:value-type="float" office:value="160.7288" calcext:value-type="float">
            <text:p>160,72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30957344480194e001</text:p>
          </table:table-cell>
          <table:table-cell office:value-type="string" calcext:value-type="string">
            <text:p>-2.23031565982258e001</text:p>
          </table:table-cell>
          <table:table-cell office:value-type="string" calcext:value-type="string">
            <text:p>1.54806731010336e002</text:p>
          </table:table-cell>
          <table:table-cell table:formula="of:=NUMBERVALUE(LEFT([.A20];8);&quot;.&quot;)*10^(RIGHT([.A20];3))" office:value-type="float" office:value="63.09573" calcext:value-type="float">
            <text:p>63,09573</text:p>
          </table:table-cell>
          <table:table-cell table:formula="of:=NUMBERVALUE(LEFT([.B20];8);&quot;.&quot;)*10^(RIGHT([.B20];3))" office:value-type="float" office:value="-22.3031" calcext:value-type="float">
            <text:p>-22,3031</text:p>
          </table:table-cell>
          <table:table-cell table:formula="of:=NUMBERVALUE(LEFT([.C20];8);&quot;.&quot;)*10^(RIGHT([.C20];3))" office:value-type="float" office:value="154.8067" calcext:value-type="float">
            <text:p>154,80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94328234724283e001</text:p>
          </table:table-cell>
          <table:table-cell office:value-type="string" calcext:value-type="string">
            <text:p>-1.80208503953518e001</text:p>
          </table:table-cell>
          <table:table-cell office:value-type="string" calcext:value-type="string">
            <text:p>1.46388323522091e002</text:p>
          </table:table-cell>
          <table:table-cell table:formula="of:=NUMBERVALUE(LEFT([.A21];8);&quot;.&quot;)*10^(RIGHT([.A21];3))" office:value-type="float" office:value="79.43282" calcext:value-type="float">
            <text:p>79,43282</text:p>
          </table:table-cell>
          <table:table-cell table:formula="of:=NUMBERVALUE(LEFT([.B21];8);&quot;.&quot;)*10^(RIGHT([.B21];3))" office:value-type="float" office:value="-18.0208" calcext:value-type="float">
            <text:p>-18,0208</text:p>
          </table:table-cell>
          <table:table-cell table:formula="of:=NUMBERVALUE(LEFT([.C21];8);&quot;.&quot;)*10^(RIGHT([.C21];3))" office:value-type="float" office:value="146.3883" calcext:value-type="float">
            <text:p>146,38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00000000000000e002</text:p>
          </table:table-cell>
          <table:table-cell office:value-type="string" calcext:value-type="string">
            <text:p>-1.37341566181721e001</text:p>
          </table:table-cell>
          <table:table-cell office:value-type="string" calcext:value-type="string">
            <text:p>1.33926422577928e002</text:p>
          </table:table-cell>
          <table:table-cell table:formula="of:=NUMBERVALUE(LEFT([.A22];8);&quot;.&quot;)*10^(RIGHT([.A22];3))" office:value-type="float" office:value="100" calcext:value-type="float">
            <text:p>100</text:p>
          </table:table-cell>
          <table:table-cell table:formula="of:=NUMBERVALUE(LEFT([.B22];8);&quot;.&quot;)*10^(RIGHT([.B22];3))" office:value-type="float" office:value="-13.7341" calcext:value-type="float">
            <text:p>-13,7341</text:p>
          </table:table-cell>
          <table:table-cell table:formula="of:=NUMBERVALUE(LEFT([.C22];8);&quot;.&quot;)*10^(RIGHT([.C22];3))" office:value-type="float" office:value="133.9264" calcext:value-type="float">
            <text:p>133,92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25892541179417e002</text:p>
          </table:table-cell>
          <table:table-cell office:value-type="string" calcext:value-type="string">
            <text:p>-9.76037810851684e000</text:p>
          </table:table-cell>
          <table:table-cell office:value-type="string" calcext:value-type="string">
            <text:p>1.15323564849233e002</text:p>
          </table:table-cell>
          <table:table-cell table:formula="of:=NUMBERVALUE(LEFT([.A23];8);&quot;.&quot;)*10^(RIGHT([.A23];3))" office:value-type="float" office:value="125.8925" calcext:value-type="float">
            <text:p>125,8925</text:p>
          </table:table-cell>
          <table:table-cell table:formula="of:=NUMBERVALUE(LEFT([.B23];8);&quot;.&quot;)*10^(RIGHT([.B23];3))" office:value-type="float" office:value="-9.76037" calcext:value-type="float">
            <text:p>-9,76037</text:p>
          </table:table-cell>
          <table:table-cell table:formula="of:=NUMBERVALUE(LEFT([.C23];8);&quot;.&quot;)*10^(RIGHT([.C23];3))" office:value-type="float" office:value="115.3235" calcext:value-type="float">
            <text:p>115,32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58489319246112e002</text:p>
          </table:table-cell>
          <table:table-cell office:value-type="string" calcext:value-type="string">
            <text:p>-6.88206619576920e000</text:p>
          </table:table-cell>
          <table:table-cell office:value-type="string" calcext:value-type="string">
            <text:p>9.04761248855679e001</text:p>
          </table:table-cell>
          <table:table-cell table:formula="of:=NUMBERVALUE(LEFT([.A24];8);&quot;.&quot;)*10^(RIGHT([.A24];3))" office:value-type="float" office:value="158.4893" calcext:value-type="float">
            <text:p>158,4893</text:p>
          </table:table-cell>
          <table:table-cell table:formula="of:=NUMBERVALUE(LEFT([.B24];8);&quot;.&quot;)*10^(RIGHT([.B24];3))" office:value-type="float" office:value="-6.88206" calcext:value-type="float">
            <text:p>-6,88206</text:p>
          </table:table-cell>
          <table:table-cell table:formula="of:=NUMBERVALUE(LEFT([.C24];8);&quot;.&quot;)*10^(RIGHT([.C24];3))" office:value-type="float" office:value="90.47612" calcext:value-type="float">
            <text:p>90,476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99526231496888e002</text:p>
          </table:table-cell>
          <table:table-cell office:value-type="string" calcext:value-type="string">
            <text:p>-5.70148163836757e000</text:p>
          </table:table-cell>
          <table:table-cell office:value-type="string" calcext:value-type="string">
            <text:p>6.54735283583020e001</text:p>
          </table:table-cell>
          <table:table-cell table:formula="of:=NUMBERVALUE(LEFT([.A25];8);&quot;.&quot;)*10^(RIGHT([.A25];3))" office:value-type="float" office:value="199.5262" calcext:value-type="float">
            <text:p>199,5262</text:p>
          </table:table-cell>
          <table:table-cell table:formula="of:=NUMBERVALUE(LEFT([.B25];8);&quot;.&quot;)*10^(RIGHT([.B25];3))" office:value-type="float" office:value="-5.70148" calcext:value-type="float">
            <text:p>-5,70148</text:p>
          </table:table-cell>
          <table:table-cell table:formula="of:=NUMBERVALUE(LEFT([.C25];8);&quot;.&quot;)*10^(RIGHT([.C25];3))" office:value-type="float" office:value="65.47352" calcext:value-type="float">
            <text:p>65,473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.51188643150958e002</text:p>
          </table:table-cell>
          <table:table-cell office:value-type="string" calcext:value-type="string">
            <text:p>-5.65108420459275e000</text:p>
          </table:table-cell>
          <table:table-cell office:value-type="string" calcext:value-type="string">
            <text:p>4.66058159174414e001</text:p>
          </table:table-cell>
          <table:table-cell table:formula="of:=NUMBERVALUE(LEFT([.A26];8);&quot;.&quot;)*10^(RIGHT([.A26];3))" office:value-type="float" office:value="251.1886" calcext:value-type="float">
            <text:p>251,1886</text:p>
          </table:table-cell>
          <table:table-cell table:formula="of:=NUMBERVALUE(LEFT([.B26];8);&quot;.&quot;)*10^(RIGHT([.B26];3))" office:value-type="float" office:value="-5.65108" calcext:value-type="float">
            <text:p>-5,65108</text:p>
          </table:table-cell>
          <table:table-cell table:formula="of:=NUMBERVALUE(LEFT([.C26];8);&quot;.&quot;)*10^(RIGHT([.C26];3))" office:value-type="float" office:value="46.60581" calcext:value-type="float">
            <text:p>46,605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.16227766016838e002</text:p>
          </table:table-cell>
          <table:table-cell office:value-type="string" calcext:value-type="string">
            <text:p>-5.93423430339777e000</text:p>
          </table:table-cell>
          <table:table-cell office:value-type="string" calcext:value-type="string">
            <text:p>3.39465671806981e001</text:p>
          </table:table-cell>
          <table:table-cell table:formula="of:=NUMBERVALUE(LEFT([.A27];8);&quot;.&quot;)*10^(RIGHT([.A27];3))" office:value-type="float" office:value="316.2277" calcext:value-type="float">
            <text:p>316,2277</text:p>
          </table:table-cell>
          <table:table-cell table:formula="of:=NUMBERVALUE(LEFT([.B27];8);&quot;.&quot;)*10^(RIGHT([.B27];3))" office:value-type="float" office:value="-5.93423" calcext:value-type="float">
            <text:p>-5,93423</text:p>
          </table:table-cell>
          <table:table-cell table:formula="of:=NUMBERVALUE(LEFT([.C27];8);&quot;.&quot;)*10^(RIGHT([.C27];3))" office:value-type="float" office:value="33.94656" calcext:value-type="float">
            <text:p>33,946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.98107170553498e002</text:p>
          </table:table-cell>
          <table:table-cell office:value-type="string" calcext:value-type="string">
            <text:p>-6.21872328188481e000</text:p>
          </table:table-cell>
          <table:table-cell office:value-type="string" calcext:value-type="string">
            <text:p>2.54013802150810e001</text:p>
          </table:table-cell>
          <table:table-cell table:formula="of:=NUMBERVALUE(LEFT([.A28];8);&quot;.&quot;)*10^(RIGHT([.A28];3))" office:value-type="float" office:value="398.1071" calcext:value-type="float">
            <text:p>398,1071</text:p>
          </table:table-cell>
          <table:table-cell table:formula="of:=NUMBERVALUE(LEFT([.B28];8);&quot;.&quot;)*10^(RIGHT([.B28];3))" office:value-type="float" office:value="-6.21872" calcext:value-type="float">
            <text:p>-6,21872</text:p>
          </table:table-cell>
          <table:table-cell table:formula="of:=NUMBERVALUE(LEFT([.C28];8);&quot;.&quot;)*10^(RIGHT([.C28];3))" office:value-type="float" office:value="25.40138" calcext:value-type="float">
            <text:p>25,401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01187233627273e002</text:p>
          </table:table-cell>
          <table:table-cell office:value-type="string" calcext:value-type="string">
            <text:p>-6.43227176905690e000</text:p>
          </table:table-cell>
          <table:table-cell office:value-type="string" calcext:value-type="string">
            <text:p>1.93942542235107e001</text:p>
          </table:table-cell>
          <table:table-cell table:formula="of:=NUMBERVALUE(LEFT([.A29];8);&quot;.&quot;)*10^(RIGHT([.A29];3))" office:value-type="float" office:value="501.1872" calcext:value-type="float">
            <text:p>501,1872</text:p>
          </table:table-cell>
          <table:table-cell table:formula="of:=NUMBERVALUE(LEFT([.B29];8);&quot;.&quot;)*10^(RIGHT([.B29];3))" office:value-type="float" office:value="-6.43227" calcext:value-type="float">
            <text:p>-6,43227</text:p>
          </table:table-cell>
          <table:table-cell table:formula="of:=NUMBERVALUE(LEFT([.C29];8);&quot;.&quot;)*10^(RIGHT([.C29];3))" office:value-type="float" office:value="19.39425" calcext:value-type="float">
            <text:p>19,394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30957344480194e002</text:p>
          </table:table-cell>
          <table:table-cell office:value-type="string" calcext:value-type="string">
            <text:p>-6.57837540135262e000</text:p>
          </table:table-cell>
          <table:table-cell office:value-type="string" calcext:value-type="string">
            <text:p>1.50039855739193e001</text:p>
          </table:table-cell>
          <table:table-cell table:formula="of:=NUMBERVALUE(LEFT([.A30];8);&quot;.&quot;)*10^(RIGHT([.A30];3))" office:value-type="float" office:value="630.9573" calcext:value-type="float">
            <text:p>630,9573</text:p>
          </table:table-cell>
          <table:table-cell table:formula="of:=NUMBERVALUE(LEFT([.B30];8);&quot;.&quot;)*10^(RIGHT([.B30];3))" office:value-type="float" office:value="-6.57837" calcext:value-type="float">
            <text:p>-6,57837</text:p>
          </table:table-cell>
          <table:table-cell table:formula="of:=NUMBERVALUE(LEFT([.C30];8);&quot;.&quot;)*10^(RIGHT([.C30];3))" office:value-type="float" office:value="15.00398" calcext:value-type="float">
            <text:p>15,003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94328234724283e002</text:p>
          </table:table-cell>
          <table:table-cell office:value-type="string" calcext:value-type="string">
            <text:p>-6.67454072649043e000</text:p>
          </table:table-cell>
          <table:table-cell office:value-type="string" calcext:value-type="string">
            <text:p>1.16992275778580e001</text:p>
          </table:table-cell>
          <table:table-cell table:formula="of:=NUMBERVALUE(LEFT([.A31];8);&quot;.&quot;)*10^(RIGHT([.A31];3))" office:value-type="float" office:value="794.3282" calcext:value-type="float">
            <text:p>794,3282</text:p>
          </table:table-cell>
          <table:table-cell table:formula="of:=NUMBERVALUE(LEFT([.B31];8);&quot;.&quot;)*10^(RIGHT([.B31];3))" office:value-type="float" office:value="-6.67454" calcext:value-type="float">
            <text:p>-6,67454</text:p>
          </table:table-cell>
          <table:table-cell table:formula="of:=NUMBERVALUE(LEFT([.C31];8);&quot;.&quot;)*10^(RIGHT([.C31];3))" office:value-type="float" office:value="11.69922" calcext:value-type="float">
            <text:p>11,699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00000000000000e003</text:p>
          </table:table-cell>
          <table:table-cell office:value-type="string" calcext:value-type="string">
            <text:p>-6.73666911099959e000</text:p>
          </table:table-cell>
          <table:table-cell office:value-type="string" calcext:value-type="string">
            <text:p>9.15862553736221e000</text:p>
          </table:table-cell>
          <table:table-cell table:formula="of:=NUMBERVALUE(LEFT([.A32];8);&quot;.&quot;)*10^(RIGHT([.A32];3))" office:value-type="float" office:value="1000" calcext:value-type="float">
            <text:p>1000</text:p>
          </table:table-cell>
          <table:table-cell table:formula="of:=NUMBERVALUE(LEFT([.B32];8);&quot;.&quot;)*10^(RIGHT([.B32];3))" office:value-type="float" office:value="-6.73666" calcext:value-type="float">
            <text:p>-6,73666</text:p>
          </table:table-cell>
          <table:table-cell table:formula="of:=NUMBERVALUE(LEFT([.C32];8);&quot;.&quot;)*10^(RIGHT([.C32];3))" office:value-type="float" office:value="9.158625" calcext:value-type="float">
            <text:p>9,158625</text:p>
          </table:table-cell>
          <table:table-cell table:number-columns-repeated="5"/>
          <table:table-cell table:style-name="ce1" office:value-type="string" calcext:value-type="string">
            <text:p>hpf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1.25892541179417e003</text:p>
          </table:table-cell>
          <table:table-cell office:value-type="string" calcext:value-type="string">
            <text:p>-6.77641631263008e000</text:p>
          </table:table-cell>
          <table:table-cell office:value-type="string" calcext:value-type="string">
            <text:p>7.17562578480556e000</text:p>
          </table:table-cell>
          <table:table-cell table:formula="of:=NUMBERVALUE(LEFT([.A33];8);&quot;.&quot;)*10^(RIGHT([.A33];3))" office:value-type="float" office:value="1258.925" calcext:value-type="float">
            <text:p>1258,925</text:p>
          </table:table-cell>
          <table:table-cell table:formula="of:=NUMBERVALUE(LEFT([.B33];8);&quot;.&quot;)*10^(RIGHT([.B33];3))" office:value-type="float" office:value="-6.77641" calcext:value-type="float">
            <text:p>-6,77641</text:p>
          </table:table-cell>
          <table:table-cell table:formula="of:=NUMBERVALUE(LEFT([.C33];8);&quot;.&quot;)*10^(RIGHT([.C33];3))" office:value-type="float" office:value="7.175625" calcext:value-type="float">
            <text:p>7,175625</text:p>
          </table:table-cell>
          <table:table-cell table:number-columns-repeated="5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t</text:p>
          </table:table-cell>
          <table:table-cell table:style-name="ce1" office:value-type="string" calcext:value-type="string">
            <text:p>input pp</text:p>
          </table:table-cell>
          <table:table-cell table:style-name="ce1" office:value-type="string" calcext:value-type="string">
            <text:p>output pp</text:p>
          </table:table-cell>
          <table:table-cell table:style-name="ce1" office:value-type="string" calcext:value-type="string">
            <text:p>magnitude</text:p>
          </table:table-cell>
          <table:table-cell table:style-name="ce1" office:value-type="string" calcext:value-type="string">
            <text:p>magnitude [dB]</text:p>
          </table:table-cell>
          <table:table-cell table:style-name="ce1" office:value-type="string" calcext:value-type="string">
            <text:p>phase [deg]</text:p>
          </table:table-cell>
          <table:table-cell/>
        </table:table-row>
        <table:table-row table:style-name="ro1">
          <table:table-cell office:value-type="string" calcext:value-type="string">
            <text:p>1.58489319246112e003</text:p>
          </table:table-cell>
          <table:table-cell office:value-type="string" calcext:value-type="string">
            <text:p>-6.80170702616735e000</text:p>
          </table:table-cell>
          <table:table-cell office:value-type="string" calcext:value-type="string">
            <text:p>5.60948650613376e000</text:p>
          </table:table-cell>
          <table:table-cell table:formula="of:=NUMBERVALUE(LEFT([.A34];8);&quot;.&quot;)*10^(RIGHT([.A34];3))" office:value-type="float" office:value="1584.893" calcext:value-type="float">
            <text:p>1584,893</text:p>
          </table:table-cell>
          <table:table-cell table:formula="of:=NUMBERVALUE(LEFT([.B34];8);&quot;.&quot;)*10^(RIGHT([.B34];3))" office:value-type="float" office:value="-6.8017" calcext:value-type="float">
            <text:p>-6,8017</text:p>
          </table:table-cell>
          <table:table-cell table:formula="of:=NUMBERVALUE(LEFT([.C34];8);&quot;.&quot;)*10^(RIGHT([.C34];3))" office:value-type="float" office:value="5.609486" calcext:value-type="float">
            <text:p>5,60948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048" calcext:value-type="float">
            <text:p>4,80E-002</text:p>
          </table:table-cell>
          <table:table-cell table:style-name="ce1" office:value-type="float" office:value="3.54" calcext:value-type="float">
            <text:p>3,54</text:p>
          </table:table-cell>
          <table:table-cell table:style-name="ce2" office:value-type="float" office:value="0.01" calcext:value-type="float">
            <text:p>1,00E-002</text:p>
          </table:table-cell>
          <table:table-cell table:style-name="ce1" table:formula="of:=[.O34]/[.N34]" office:value-type="float" office:value="0.00282485875706215" calcext:value-type="float">
            <text:p>0,0028248588</text:p>
          </table:table-cell>
          <table:table-cell table:style-name="ce1" table:formula="of:=20*LOG10([.P34])" office:value-type="float" office:value="-50.9800652405158" calcext:value-type="float">
            <text:p>-50,9800652405</text:p>
          </table:table-cell>
          <table:table-cell table:style-name="ce1" table:formula="of:=360*[.L34]*[.M34]" office:value-type="float" office:value="172.8" calcext:value-type="float">
            <text:p>172,8</text:p>
          </table:table-cell>
          <table:table-cell/>
        </table:table-row>
        <table:table-row table:style-name="ro1">
          <table:table-cell office:value-type="string" calcext:value-type="string">
            <text:p>1.99526231496888e003</text:p>
          </table:table-cell>
          <table:table-cell office:value-type="string" calcext:value-type="string">
            <text:p>-6.81775041092620e000</text:p>
          </table:table-cell>
          <table:table-cell office:value-type="string" calcext:value-type="string">
            <text:p>4.35938680852843e000</text:p>
          </table:table-cell>
          <table:table-cell table:formula="of:=NUMBERVALUE(LEFT([.A35];8);&quot;.&quot;)*10^(RIGHT([.A35];3))" office:value-type="float" office:value="1995.262" calcext:value-type="float">
            <text:p>1995,262</text:p>
          </table:table-cell>
          <table:table-cell table:formula="of:=NUMBERVALUE(LEFT([.B35];8);&quot;.&quot;)*10^(RIGHT([.B35];3))" office:value-type="float" office:value="-6.81775" calcext:value-type="float">
            <text:p>-6,81775</text:p>
          </table:table-cell>
          <table:table-cell table:formula="of:=NUMBERVALUE(LEFT([.C35];8);&quot;.&quot;)*10^(RIGHT([.C35];3))" office:value-type="float" office:value="4.359386" calcext:value-type="float">
            <text:p>4,359386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float" office:value="0.0089" calcext:value-type="float">
            <text:p>8,90E-003</text:p>
          </table:table-cell>
          <table:table-cell table:style-name="ce1" office:value-type="float" office:value="4.08" calcext:value-type="float">
            <text:p>4,08</text:p>
          </table:table-cell>
          <table:table-cell table:style-name="ce2" office:value-type="float" office:value="0.2" calcext:value-type="float">
            <text:p>2,00E-001</text:p>
          </table:table-cell>
          <table:table-cell table:style-name="ce1" table:formula="of:=[.O35]/[.N35]" office:value-type="float" office:value="0.0490196078431373" calcext:value-type="float">
            <text:p>0,0490196078</text:p>
          </table:table-cell>
          <table:table-cell table:style-name="ce1" table:formula="of:=20*LOG10([.P35])" office:value-type="float" office:value="-26.192603348518" calcext:value-type="float">
            <text:p>-26,1926033485</text:p>
          </table:table-cell>
          <table:table-cell table:style-name="ce1" table:formula="of:=360*[.L35]*[.M35]" office:value-type="float" office:value="160.2" calcext:value-type="float">
            <text:p>160,2</text:p>
          </table:table-cell>
          <table:table-cell office:value-type="string" calcext:value-type="string">
            <text:p>output blad gruby</text:p>
          </table:table-cell>
        </table:table-row>
        <table:table-row table:style-name="ro1">
          <table:table-cell office:value-type="string" calcext:value-type="string">
            <text:p>2.51188643150959e003</text:p>
          </table:table-cell>
          <table:table-cell office:value-type="string" calcext:value-type="string">
            <text:p>-6.82791265406743e000</text:p>
          </table:table-cell>
          <table:table-cell office:value-type="string" calcext:value-type="string">
            <text:p>3.35008788967700e000</text:p>
          </table:table-cell>
          <table:table-cell table:formula="of:=NUMBERVALUE(LEFT([.A36];8);&quot;.&quot;)*10^(RIGHT([.A36];3))" office:value-type="float" office:value="2511.886" calcext:value-type="float">
            <text:p>2511,886</text:p>
          </table:table-cell>
          <table:table-cell table:formula="of:=NUMBERVALUE(LEFT([.B36];8);&quot;.&quot;)*10^(RIGHT([.B36];3))" office:value-type="float" office:value="-6.82791" calcext:value-type="float">
            <text:p>-6,82791</text:p>
          </table:table-cell>
          <table:table-cell table:formula="of:=NUMBERVALUE(LEFT([.C36];8);&quot;.&quot;)*10^(RIGHT([.C36];3))" office:value-type="float" office:value="3.350087" calcext:value-type="float">
            <text:p>3,350087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style-name="ce1" office:value-type="float" office:value="90" calcext:value-type="float">
            <text:p>90</text:p>
          </table:table-cell>
          <table:table-cell table:style-name="ce2" office:value-type="float" office:value="0.0043" calcext:value-type="float">
            <text:p>4,30E-003</text:p>
          </table:table-cell>
          <table:table-cell table:style-name="ce1" office:value-type="float" office:value="4.2" calcext:value-type="float">
            <text:p>4,2</text:p>
          </table:table-cell>
          <table:table-cell table:style-name="ce2" office:value-type="float" office:value="0.708" calcext:value-type="float">
            <text:p>7,08E-001</text:p>
          </table:table-cell>
          <table:table-cell table:style-name="ce1" table:formula="of:=[.O36]/[.N36]" office:value-type="float" office:value="0.168571428571429" calcext:value-type="float">
            <text:p>0,1685714286</text:p>
          </table:table-cell>
          <table:table-cell table:style-name="ce1" table:formula="of:=20*LOG10([.P36])" office:value-type="float" office:value="-15.4643206541626" calcext:value-type="float">
            <text:p>-15,4643206542</text:p>
          </table:table-cell>
          <table:table-cell table:style-name="ce1" table:formula="of:=360*[.L36]*[.M36]" office:value-type="float" office:value="139.32" calcext:value-type="float">
            <text:p>139,32</text:p>
          </table:table-cell>
          <table:table-cell/>
        </table:table-row>
        <table:table-row table:style-name="ro1">
          <table:table-cell office:value-type="string" calcext:value-type="string">
            <text:p>3.16227766016839e003</text:p>
          </table:table-cell>
          <table:table-cell office:value-type="string" calcext:value-type="string">
            <text:p>-6.83434941857771e000</text:p>
          </table:table-cell>
          <table:table-cell office:value-type="string" calcext:value-type="string">
            <text:p>2.52351789283789e000</text:p>
          </table:table-cell>
          <table:table-cell table:formula="of:=NUMBERVALUE(LEFT([.A37];8);&quot;.&quot;)*10^(RIGHT([.A37];3))" office:value-type="float" office:value="3162.277" calcext:value-type="float">
            <text:p>3162,277</text:p>
          </table:table-cell>
          <table:table-cell table:formula="of:=NUMBERVALUE(LEFT([.B37];8);&quot;.&quot;)*10^(RIGHT([.B37];3))" office:value-type="float" office:value="-6.83434" calcext:value-type="float">
            <text:p>-6,83434</text:p>
          </table:table-cell>
          <table:table-cell table:formula="of:=NUMBERVALUE(LEFT([.C37];8);&quot;.&quot;)*10^(RIGHT([.C37];3))" office:value-type="float" office:value="2.523517" calcext:value-type="float">
            <text:p>2,523517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style-name="ce1" office:value-type="float" office:value="160" calcext:value-type="float">
            <text:p>160</text:p>
          </table:table-cell>
          <table:table-cell table:style-name="ce2" office:value-type="float" office:value="0.0015" calcext:value-type="float">
            <text:p>1,50E-003</text:p>
          </table:table-cell>
          <table:table-cell table:style-name="ce1" office:value-type="float" office:value="4.12" calcext:value-type="float">
            <text:p>4,12</text:p>
          </table:table-cell>
          <table:table-cell table:style-name="ce1" office:value-type="float" office:value="1.96" calcext:value-type="float">
            <text:p>1,96</text:p>
          </table:table-cell>
          <table:table-cell table:style-name="ce1" table:formula="of:=[.O37]/[.N37]" office:value-type="float" office:value="0.475728155339806" calcext:value-type="float">
            <text:p>0,4757281553</text:p>
          </table:table-cell>
          <table:table-cell table:style-name="ce1" table:formula="of:=20*LOG10([.P37])" office:value-type="float" office:value="-6.45282289353317" calcext:value-type="float">
            <text:p>-6,4528228935</text:p>
          </table:table-cell>
          <table:table-cell table:style-name="ce1" table:formula="of:=360*[.L37]*[.M37]" office:value-type="float" office:value="86.4" calcext:value-type="float">
            <text:p>86,4</text:p>
          </table:table-cell>
          <table:table-cell/>
        </table:table-row>
        <table:table-row table:style-name="ro1">
          <table:table-cell office:value-type="string" calcext:value-type="string">
            <text:p>3.98107170553498e003</text:p>
          </table:table-cell>
          <table:table-cell office:value-type="string" calcext:value-type="string">
            <text:p>-6.83843517716741e000</text:p>
          </table:table-cell>
          <table:table-cell office:value-type="string" calcext:value-type="string">
            <text:p>1.83349895622883e000</text:p>
          </table:table-cell>
          <table:table-cell table:formula="of:=NUMBERVALUE(LEFT([.A38];8);&quot;.&quot;)*10^(RIGHT([.A38];3))" office:value-type="float" office:value="3981.071" calcext:value-type="float">
            <text:p>3981,071</text:p>
          </table:table-cell>
          <table:table-cell table:formula="of:=NUMBERVALUE(LEFT([.B38];8);&quot;.&quot;)*10^(RIGHT([.B38];3))" office:value-type="float" office:value="-6.83843" calcext:value-type="float">
            <text:p>-6,83843</text:p>
          </table:table-cell>
          <table:table-cell table:formula="of:=NUMBERVALUE(LEFT([.C38];8);&quot;.&quot;)*10^(RIGHT([.C38];3))" office:value-type="float" office:value="1.833498" calcext:value-type="float">
            <text:p>1,833498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style-name="ce1" office:value-type="float" office:value="1100" calcext:value-type="float">
            <text:p>1100</text:p>
          </table:table-cell>
          <table:table-cell table:style-name="ce2" office:value-type="float" office:value="0.00004" calcext:value-type="float">
            <text:p>4,00E-005</text:p>
          </table:table-cell>
          <table:table-cell table:style-name="ce1" office:value-type="float" office:value="4.04" calcext:value-type="float">
            <text:p>4,04</text:p>
          </table:table-cell>
          <table:table-cell table:style-name="ce1" office:value-type="float" office:value="1.86" calcext:value-type="float">
            <text:p>1,86</text:p>
          </table:table-cell>
          <table:table-cell table:style-name="ce1" table:formula="of:=[.O38]/[.N38]" office:value-type="float" office:value="0.46039603960396" calcext:value-type="float">
            <text:p>0,4603960396</text:p>
          </table:table-cell>
          <table:table-cell table:style-name="ce1" table:formula="of:=20*LOG10([.P38])" office:value-type="float" office:value="-6.73736841785377" calcext:value-type="float">
            <text:p>-6,7373684179</text:p>
          </table:table-cell>
          <table:table-cell table:style-name="ce1" table:formula="of:=360*[.L38]*[.M38]" office:value-type="float" office:value="15.84" calcext:value-type="float">
            <text:p>15,84</text:p>
          </table:table-cell>
          <table:table-cell/>
        </table:table-row>
        <table:table-row table:style-name="ro1">
          <table:table-cell office:value-type="string" calcext:value-type="string">
            <text:p>5.01187233627273e003</text:p>
          </table:table-cell>
          <table:table-cell office:value-type="string" calcext:value-type="string">
            <text:p>-6.84104595039327e000</text:p>
          </table:table-cell>
          <table:table-cell office:value-type="string" calcext:value-type="string">
            <text:p>1.24220476776605e000</text:p>
          </table:table-cell>
          <table:table-cell table:formula="of:=NUMBERVALUE(LEFT([.A39];8);&quot;.&quot;)*10^(RIGHT([.A39];3))" office:value-type="float" office:value="5011.872" calcext:value-type="float">
            <text:p>5011,872</text:p>
          </table:table-cell>
          <table:table-cell table:formula="of:=NUMBERVALUE(LEFT([.B39];8);&quot;.&quot;)*10^(RIGHT([.B39];3))" office:value-type="float" office:value="-6.84104" calcext:value-type="float">
            <text:p>-6,84104</text:p>
          </table:table-cell>
          <table:table-cell table:formula="of:=NUMBERVALUE(LEFT([.C39];8);&quot;.&quot;)*10^(RIGHT([.C39];3))" office:value-type="float" office:value="1.242204" calcext:value-type="float">
            <text:p>1,2422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30957344480195e003</text:p>
          </table:table-cell>
          <table:table-cell office:value-type="string" calcext:value-type="string">
            <text:p>-6.84274293932637e000</text:p>
          </table:table-cell>
          <table:table-cell office:value-type="string" calcext:value-type="string">
            <text:p>7.17606368449824e-001</text:p>
          </table:table-cell>
          <table:table-cell table:formula="of:=NUMBERVALUE(LEFT([.A40];8);&quot;.&quot;)*10^(RIGHT([.A40];3))" office:value-type="float" office:value="6309.573" calcext:value-type="float">
            <text:p>6309,573</text:p>
          </table:table-cell>
          <table:table-cell table:formula="of:=NUMBERVALUE(LEFT([.B40];8);&quot;.&quot;)*10^(RIGHT([.B40];3))" office:value-type="float" office:value="-6.84274" calcext:value-type="float">
            <text:p>-6,84274</text:p>
          </table:table-cell>
          <table:table-cell table:formula="of:=NUMBERVALUE(LEFT([.C40];8);&quot;.&quot;)*10^(RIGHT([.C40];4))" office:value-type="float" office:value="0.7176063" calcext:value-type="float">
            <text:p>0,71760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94328234724283e003</text:p>
          </table:table-cell>
          <table:table-cell office:value-type="string" calcext:value-type="string">
            <text:p>-6.84389151189736e000</text:p>
          </table:table-cell>
          <table:table-cell office:value-type="string" calcext:value-type="string">
            <text:p>2.31497106373783e-001</text:p>
          </table:table-cell>
          <table:table-cell table:formula="of:=NUMBERVALUE(LEFT([.A41];8);&quot;.&quot;)*10^(RIGHT([.A41];3))" office:value-type="float" office:value="7943.282" calcext:value-type="float">
            <text:p>7943,282</text:p>
          </table:table-cell>
          <table:table-cell table:formula="of:=NUMBERVALUE(LEFT([.B41];8);&quot;.&quot;)*10^(RIGHT([.B41];3))" office:value-type="float" office:value="-6.84389" calcext:value-type="float">
            <text:p>-6,84389</text:p>
          </table:table-cell>
          <table:table-cell table:formula="of:=NUMBERVALUE(LEFT([.C41];8);&quot;.&quot;)*10^(RIGHT([.C41];4))" office:value-type="float" office:value="0.2314971" calcext:value-type="float">
            <text:p>0,23149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00000000000000e004</text:p>
          </table:table-cell>
          <table:table-cell office:value-type="string" calcext:value-type="string">
            <text:p>-6.84473921730090e000</text:p>
          </table:table-cell>
          <table:table-cell office:value-type="string" calcext:value-type="string">
            <text:p>-2.42143802069613e-001</text:p>
          </table:table-cell>
          <table:table-cell table:formula="of:=NUMBERVALUE(LEFT([.A42];8);&quot;.&quot;)*10^(RIGHT([.A42];3))" office:value-type="float" office:value="10000" calcext:value-type="float">
            <text:p>10000</text:p>
          </table:table-cell>
          <table:table-cell table:formula="of:=NUMBERVALUE(LEFT([.B42];8);&quot;.&quot;)*10^(RIGHT([.B42];3))" office:value-type="float" office:value="-6.84473" calcext:value-type="float">
            <text:p>-6,84473</text:p>
          </table:table-cell>
          <table:table-cell table:formula="of:=NUMBERVALUE(LEFT([.C42];8);&quot;.&quot;)*10^(RIGHT([.C42];4))" office:value-type="float" office:value="-0.242143" calcext:value-type="float">
            <text:p>-0,2421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25892541179417e004</text:p>
          </table:table-cell>
          <table:table-cell office:value-type="string" calcext:value-type="string">
            <text:p>-6.84546888069505e000</text:p>
          </table:table-cell>
          <table:table-cell office:value-type="string" calcext:value-type="string">
            <text:p>-7.28603457445138e-001</text:p>
          </table:table-cell>
          <table:table-cell table:formula="of:=NUMBERVALUE(LEFT([.A43];8);&quot;.&quot;)*10^(RIGHT([.A43];3))" office:value-type="float" office:value="12589.25" calcext:value-type="float">
            <text:p>12589,25</text:p>
          </table:table-cell>
          <table:table-cell table:formula="of:=NUMBERVALUE(LEFT([.B43];8);&quot;.&quot;)*10^(RIGHT([.B43];3))" office:value-type="float" office:value="-6.84546" calcext:value-type="float">
            <text:p>-6,84546</text:p>
          </table:table-cell>
          <table:table-cell table:formula="of:=NUMBERVALUE(LEFT([.C43];8);&quot;.&quot;)*10^(RIGHT([.C43];4))" office:value-type="float" office:value="-0.728603" calcext:value-type="float">
            <text:p>-0,7286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58489319246112e004</text:p>
          </table:table-cell>
          <table:table-cell office:value-type="string" calcext:value-type="string">
            <text:p>-6.84623792695298e000</text:p>
          </table:table-cell>
          <table:table-cell office:value-type="string" calcext:value-type="string">
            <text:p>-1.25381371375470e000</text:p>
          </table:table-cell>
          <table:table-cell table:formula="of:=NUMBERVALUE(LEFT([.A44];8);&quot;.&quot;)*10^(RIGHT([.A44];3))" office:value-type="float" office:value="15848.93" calcext:value-type="float">
            <text:p>15848,93</text:p>
          </table:table-cell>
          <table:table-cell table:formula="of:=NUMBERVALUE(LEFT([.B44];8);&quot;.&quot;)*10^(RIGHT([.B44];3))" office:value-type="float" office:value="-6.84623" calcext:value-type="float">
            <text:p>-6,84623</text:p>
          </table:table-cell>
          <table:table-cell table:formula="of:=NUMBERVALUE(LEFT([.C44];8);&quot;.&quot;)*10^(RIGHT([.C44];3))" office:value-type="float" office:value="-1.25381" calcext:value-type="float">
            <text:p>-1,253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99526231496889e004</text:p>
          </table:table-cell>
          <table:table-cell office:value-type="string" calcext:value-type="string">
            <text:p>-6.84721229405707e000</text:p>
          </table:table-cell>
          <table:table-cell office:value-type="string" calcext:value-type="string">
            <text:p>-1.84574511594757e000</text:p>
          </table:table-cell>
          <table:table-cell table:formula="of:=NUMBERVALUE(LEFT([.A45];8);&quot;.&quot;)*10^(RIGHT([.A45];3))" office:value-type="float" office:value="19952.62" calcext:value-type="float">
            <text:p>19952,62</text:p>
          </table:table-cell>
          <table:table-cell table:formula="of:=NUMBERVALUE(LEFT([.B45];8);&quot;.&quot;)*10^(RIGHT([.B45];3))" office:value-type="float" office:value="-6.84721" calcext:value-type="float">
            <text:p>-6,84721</text:p>
          </table:table-cell>
          <table:table-cell table:formula="of:=NUMBERVALUE(LEFT([.C45];8);&quot;.&quot;)*10^(RIGHT([.C45];3))" office:value-type="float" office:value="-1.84574" calcext:value-type="float">
            <text:p>-1,845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.51188643150959e004</text:p>
          </table:table-cell>
          <table:table-cell office:value-type="string" calcext:value-type="string">
            <text:p>-6.84860219531881e000</text:p>
          </table:table-cell>
          <table:table-cell office:value-type="string" calcext:value-type="string">
            <text:p>-2.53589702922420e000</text:p>
          </table:table-cell>
          <table:table-cell table:formula="of:=NUMBERVALUE(LEFT([.A46];8);&quot;.&quot;)*10^(RIGHT([.A46];3))" office:value-type="float" office:value="25118.86" calcext:value-type="float">
            <text:p>25118,86</text:p>
          </table:table-cell>
          <table:table-cell table:formula="of:=NUMBERVALUE(LEFT([.B46];8);&quot;.&quot;)*10^(RIGHT([.B46];3))" office:value-type="float" office:value="-6.8486" calcext:value-type="float">
            <text:p>-6,8486</text:p>
          </table:table-cell>
          <table:table-cell table:formula="of:=NUMBERVALUE(LEFT([.C46];8);&quot;.&quot;)*10^(RIGHT([.C46];3))" office:value-type="float" office:value="-2.53589" calcext:value-type="float">
            <text:p>-2,535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.16227766016839e004</text:p>
          </table:table-cell>
          <table:table-cell office:value-type="string" calcext:value-type="string">
            <text:p>-6.85070739911308e000</text:p>
          </table:table-cell>
          <table:table-cell office:value-type="string" calcext:value-type="string">
            <text:p>-3.36096362283205e000</text:p>
          </table:table-cell>
          <table:table-cell table:formula="of:=NUMBERVALUE(LEFT([.A47];8);&quot;.&quot;)*10^(RIGHT([.A47];3))" office:value-type="float" office:value="31622.77" calcext:value-type="float">
            <text:p>31622,77</text:p>
          </table:table-cell>
          <table:table-cell table:formula="of:=NUMBERVALUE(LEFT([.B47];8);&quot;.&quot;)*10^(RIGHT([.B47];3))" office:value-type="float" office:value="-6.8507" calcext:value-type="float">
            <text:p>-6,8507</text:p>
          </table:table-cell>
          <table:table-cell table:formula="of:=NUMBERVALUE(LEFT([.C47];8);&quot;.&quot;)*10^(RIGHT([.C47];3))" office:value-type="float" office:value="-3.36096" calcext:value-type="float">
            <text:p>-3,360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.98107170553498e004</text:p>
          </table:table-cell>
          <table:table-cell office:value-type="string" calcext:value-type="string">
            <text:p>-6.85398171348577e000</text:p>
          </table:table-cell>
          <table:table-cell office:value-type="string" calcext:value-type="string">
            <text:p>-4.36475875601811e000</text:p>
          </table:table-cell>
          <table:table-cell table:formula="of:=NUMBERVALUE(LEFT([.A48];8);&quot;.&quot;)*10^(RIGHT([.A48];3))" office:value-type="float" office:value="39810.71" calcext:value-type="float">
            <text:p>39810,71</text:p>
          </table:table-cell>
          <table:table-cell table:formula="of:=NUMBERVALUE(LEFT([.B48];8);&quot;.&quot;)*10^(RIGHT([.B48];3))" office:value-type="float" office:value="-6.85398" calcext:value-type="float">
            <text:p>-6,85398</text:p>
          </table:table-cell>
          <table:table-cell table:formula="of:=NUMBERVALUE(LEFT([.C48];8);&quot;.&quot;)*10^(RIGHT([.C48];3))" office:value-type="float" office:value="-4.36475" calcext:value-type="float">
            <text:p>-4,364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01187233627274e004</text:p>
          </table:table-cell>
          <table:table-cell office:value-type="string" calcext:value-type="string">
            <text:p>-6.85913039434311e000</text:p>
          </table:table-cell>
          <table:table-cell office:value-type="string" calcext:value-type="string">
            <text:p>-5.60048783996875e000</text:p>
          </table:table-cell>
          <table:table-cell table:formula="of:=NUMBERVALUE(LEFT([.A49];8);&quot;.&quot;)*10^(RIGHT([.A49];3))" office:value-type="float" office:value="50118.72" calcext:value-type="float">
            <text:p>50118,72</text:p>
          </table:table-cell>
          <table:table-cell table:formula="of:=NUMBERVALUE(LEFT([.B49];8);&quot;.&quot;)*10^(RIGHT([.B49];3))" office:value-type="float" office:value="-6.85913" calcext:value-type="float">
            <text:p>-6,85913</text:p>
          </table:table-cell>
          <table:table-cell table:formula="of:=NUMBERVALUE(LEFT([.C49];8);&quot;.&quot;)*10^(RIGHT([.C49];3))" office:value-type="float" office:value="-5.60048" calcext:value-type="float">
            <text:p>-5,600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30957344480195e004</text:p>
          </table:table-cell>
          <table:table-cell office:value-type="string" calcext:value-type="string">
            <text:p>-6.86726100702225e000</text:p>
          </table:table-cell>
          <table:table-cell office:value-type="string" calcext:value-type="string">
            <text:p>-7.13345740252782e000</text:p>
          </table:table-cell>
          <table:table-cell table:formula="of:=NUMBERVALUE(LEFT([.A50];8);&quot;.&quot;)*10^(RIGHT([.A50];3))" office:value-type="float" office:value="63095.73" calcext:value-type="float">
            <text:p>63095,73</text:p>
          </table:table-cell>
          <table:table-cell table:formula="of:=NUMBERVALUE(LEFT([.B50];8);&quot;.&quot;)*10^(RIGHT([.B50];3))" office:value-type="float" office:value="-6.86726" calcext:value-type="float">
            <text:p>-6,86726</text:p>
          </table:table-cell>
          <table:table-cell table:formula="of:=NUMBERVALUE(LEFT([.C50];8);&quot;.&quot;)*10^(RIGHT([.C50];3))" office:value-type="float" office:value="-7.13345" calcext:value-type="float">
            <text:p>-7,133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94328234724284e004</text:p>
          </table:table-cell>
          <table:table-cell office:value-type="string" calcext:value-type="string">
            <text:p>-6.88011906570155e000</text:p>
          </table:table-cell>
          <table:table-cell office:value-type="string" calcext:value-type="string">
            <text:p>-9.04430586499836e000</text:p>
          </table:table-cell>
          <table:table-cell table:formula="of:=NUMBERVALUE(LEFT([.A51];8);&quot;.&quot;)*10^(RIGHT([.A51];3))" office:value-type="float" office:value="79432.82" calcext:value-type="float">
            <text:p>79432,82</text:p>
          </table:table-cell>
          <table:table-cell table:formula="of:=NUMBERVALUE(LEFT([.B51];8);&quot;.&quot;)*10^(RIGHT([.B51];3))" office:value-type="float" office:value="-6.88011" calcext:value-type="float">
            <text:p>-6,88011</text:p>
          </table:table-cell>
          <table:table-cell table:formula="of:=NUMBERVALUE(LEFT([.C51];8);&quot;.&quot;)*10^(RIGHT([.C51];3))" office:value-type="float" office:value="-9.0443" calcext:value-type="float">
            <text:p>-9,04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00000000000000e005</text:p>
          </table:table-cell>
          <table:table-cell office:value-type="string" calcext:value-type="string">
            <text:p>-6.90045621711966e000</text:p>
          </table:table-cell>
          <table:table-cell office:value-type="string" calcext:value-type="string">
            <text:p>-1.14328071003463e001</text:p>
          </table:table-cell>
          <table:table-cell table:formula="of:=NUMBERVALUE(LEFT([.A52];8);&quot;.&quot;)*10^(RIGHT([.A52];3))" office:value-type="float" office:value="100000" calcext:value-type="float">
            <text:p>100000</text:p>
          </table:table-cell>
          <table:table-cell table:formula="of:=NUMBERVALUE(LEFT([.B52];8);&quot;.&quot;)*10^(RIGHT([.B52];3))" office:value-type="float" office:value="-6.90045" calcext:value-type="float">
            <text:p>-6,90045</text:p>
          </table:table-cell>
          <table:table-cell table:formula="of:=NUMBERVALUE(LEFT([.C52];8);&quot;.&quot;)*10^(RIGHT([.C52];3))" office:value-type="float" office:value="-11.4328" calcext:value-type="float">
            <text:p>-11,4328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.00.0000</text:date>, <text:time style:data-style-name="N2" text:time-value="00:55:50.66913413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9T00:56:15.036510133</dc:date>
    <meta:generator>LibreOffice/4.2.8.2$Linux_X86_64 LibreOffice_project/420m0$Build-2</meta:generator>
    <meta:editing-duration>PT7M5S</meta:editing-duration>
    <meta:editing-cycles>4</meta:editing-cycles>
    <meta:document-statistic meta:table-count="1" meta:cell-count="3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87cm" svg:height="11.353cm" xlink:href="." xlink:type="simple" chart:class="chart:scatter" chart:style-name="ch1">
        <chart:title svg:x="9.701cm" svg:y="0.363cm" chart:style-name="ch2">
          <text:p>High Pass</text:p>
        </chart:title>
        <chart:subtitle svg:x="9.661cm" svg:y="1.396cm" chart:style-name="ch3">
          <text:p>wzmocnienie</text:p>
        </chart:subtitle>
        <chart:legend svg:x="2.538cm" svg:y="0.601cm" style:legend-expansion="custom" chartooo:width="3.88cm" chartooo:height="1.538cm" style:legend-expansion-aspect-ratio="2.52275682704811" chart:style-name="ch4"/>
        <chart:plot-area chart:style-name="ch5" chart:data-source-has-labels="both" svg:x="1.463cm" svg:y="2.314cm" svg:width="19.791cm" svg:height="7.812cm">
          <chartooo:coordinate-region svg:x="2.455cm" svg:y="2.544cm" svg:width="18.162cm" svg:height="7.352cm"/>
          <chart:axis chart:dimension="x" chart:name="primary-x" chart:style-name="ch6" chartooo:axis-type="auto">
            <chart:title svg:x="10.877cm" svg:y="10.354cm" chart:style-name="ch7">
              <text:p>f [Hz]</text:p>
            </chart:title>
            <chart:categories table:cell-range-address="local-table.$A$2:.$A$72"/>
          </chart:axis>
          <chart:axis chart:dimension="y" chart:name="primary-y" chart:style-name="ch8">
            <chart:title svg:x="0.451cm" svg:y="7.389cm" chart:style-name="ch9">
              <text:p>magnitude [dB]</text:p>
            </chart:title>
            <chart:grid chart:style-name="ch10" chart:class="major"/>
          </chart:axis>
          <chart:series chart:style-name="ch11" chart:values-cell-range-address="local-table.$C$2:.$C$72" chart:label-cell-address="local-table.$C$1" chart:class="chart:scatter">
            <chart:domain table:cell-range-address="local-table.$B$2:.$B$72"/>
            <chart:data-point chart:repeated="71"/>
          </chart:series>
          <chart:series chart:style-name="ch12" chart:values-cell-range-address="local-table.$E$2:.$E$72" chart:label-cell-address="local-table.$E$1" chart:class="chart:scatter">
            <chart:domain table:cell-range-address="local-table.$D$2:.$D$72"/>
            <chart:data-point chart:repeated="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gnitude</text:p>
              </table:table-cell>
              <table:table-cell office:value-type="string">
                <text:p/>
              </table:table-cell>
              <table:table-cell office:value-type="string">
                <text:p>pomia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94.9201">
                <text:p>-94.9201</text:p>
              </table:table-cell>
              <table:table-cell office:value-type="float" office:value="10">
                <text:p>10</text:p>
              </table:table-cell>
              <table:table-cell office:value-type="float" office:value="-50.9800652405158">
                <text:p>-50.98006524051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">
                <text:p>1.258925</text:p>
              </table:table-cell>
              <table:table-cell office:value-type="float" office:value="-90.92">
                <text:p>-90.92</text:p>
              </table:table-cell>
              <table:table-cell office:value-type="float" office:value="50">
                <text:p>50</text:p>
              </table:table-cell>
              <table:table-cell office:value-type="float" office:value="-26.192603348518">
                <text:p>-26.1926033485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">
                <text:p>1.584893</text:p>
              </table:table-cell>
              <table:table-cell office:value-type="float" office:value="-86.9199">
                <text:p>-86.9199</text:p>
              </table:table-cell>
              <table:table-cell office:value-type="float" office:value="90">
                <text:p>90</text:p>
              </table:table-cell>
              <table:table-cell office:value-type="float" office:value="-15.4643206541626">
                <text:p>-15.4643206541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">
                <text:p>1.995262</text:p>
              </table:table-cell>
              <table:table-cell office:value-type="float" office:value="-82.9196">
                <text:p>-82.9196</text:p>
              </table:table-cell>
              <table:table-cell office:value-type="float" office:value="160">
                <text:p>160</text:p>
              </table:table-cell>
              <table:table-cell office:value-type="float" office:value="-6.45282289353317">
                <text:p>-6.452822893533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">
                <text:p>2.511886</text:p>
              </table:table-cell>
              <table:table-cell office:value-type="float" office:value="-78.9192">
                <text:p>-78.9192</text:p>
              </table:table-cell>
              <table:table-cell office:value-type="float" office:value="1100">
                <text:p>1100</text:p>
              </table:table-cell>
              <table:table-cell office:value-type="float" office:value="-6.73736841785377">
                <text:p>-6.737368417853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">
                <text:p>3.162277</text:p>
              </table:table-cell>
              <table:table-cell office:value-type="float" office:value="-74.9186">
                <text:p>-74.9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">
                <text:p>3.981071</text:p>
              </table:table-cell>
              <table:table-cell office:value-type="float" office:value="-70.9176">
                <text:p>-70.9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">
                <text:p>5.011872</text:p>
              </table:table-cell>
              <table:table-cell office:value-type="float" office:value="-66.916">
                <text:p>-66.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">
                <text:p>6.309573</text:p>
              </table:table-cell>
              <table:table-cell office:value-type="float" office:value="-62.9135">
                <text:p>-62.9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">
                <text:p>7.943282</text:p>
              </table:table-cell>
              <table:table-cell office:value-type="float" office:value="-58.9095">
                <text:p>-58.9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54.9032">
                <text:p>-54.9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8925">
                <text:p>12.58925</text:p>
              </table:table-cell>
              <table:table-cell office:value-type="float" office:value="-50.8932">
                <text:p>-50.8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84893">
                <text:p>15.84893</text:p>
              </table:table-cell>
              <table:table-cell office:value-type="float" office:value="-46.8774">
                <text:p>-46.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95262">
                <text:p>19.95262</text:p>
              </table:table-cell>
              <table:table-cell office:value-type="float" office:value="-42.8526">
                <text:p>-42.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11886">
                <text:p>25.11886</text:p>
              </table:table-cell>
              <table:table-cell office:value-type="float" office:value="-38.8135">
                <text:p>-38.8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62277">
                <text:p>31.62277</text:p>
              </table:table-cell>
              <table:table-cell office:value-type="float" office:value="-34.7524">
                <text:p>-34.7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">
                <text:p>39.81071</text:p>
              </table:table-cell>
              <table:table-cell office:value-type="float" office:value="-30.6578">
                <text:p>-30.6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11872">
                <text:p>50.11872</text:p>
              </table:table-cell>
              <table:table-cell office:value-type="float" office:value="-26.5139">
                <text:p>-26.5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09573">
                <text:p>63.09573</text:p>
              </table:table-cell>
              <table:table-cell office:value-type="float" office:value="-22.3031">
                <text:p>-22.3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43282">
                <text:p>79.43282</text:p>
              </table:table-cell>
              <table:table-cell office:value-type="float" office:value="-18.0208">
                <text:p>-18.0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-13.7341">
                <text:p>-13.7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8925">
                <text:p>125.8925</text:p>
              </table:table-cell>
              <table:table-cell office:value-type="float" office:value="-9.76037">
                <text:p>-9.76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4893">
                <text:p>158.4893</text:p>
              </table:table-cell>
              <table:table-cell office:value-type="float" office:value="-6.88206">
                <text:p>-6.88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.5262">
                <text:p>199.5262</text:p>
              </table:table-cell>
              <table:table-cell office:value-type="float" office:value="-5.70148">
                <text:p>-5.70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">
                <text:p>251.1886</text:p>
              </table:table-cell>
              <table:table-cell office:value-type="float" office:value="-5.65108">
                <text:p>-5.65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.2277">
                <text:p>316.2277</text:p>
              </table:table-cell>
              <table:table-cell office:value-type="float" office:value="-5.93423">
                <text:p>-5.93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.1071">
                <text:p>398.1071</text:p>
              </table:table-cell>
              <table:table-cell office:value-type="float" office:value="-6.21872">
                <text:p>-6.2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.1872">
                <text:p>501.1872</text:p>
              </table:table-cell>
              <table:table-cell office:value-type="float" office:value="-6.43227">
                <text:p>-6.43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0.9573">
                <text:p>630.9573</text:p>
              </table:table-cell>
              <table:table-cell office:value-type="float" office:value="-6.57837">
                <text:p>-6.57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.3282">
                <text:p>794.3282</text:p>
              </table:table-cell>
              <table:table-cell office:value-type="float" office:value="-6.67454">
                <text:p>-6.67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-6.73666">
                <text:p>-6.73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8.925">
                <text:p>1258.925</text:p>
              </table:table-cell>
              <table:table-cell office:value-type="float" office:value="-6.77641">
                <text:p>-6.77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4.893">
                <text:p>1584.893</text:p>
              </table:table-cell>
              <table:table-cell office:value-type="float" office:value="-6.8017">
                <text:p>-6.8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.262">
                <text:p>1995.262</text:p>
              </table:table-cell>
              <table:table-cell office:value-type="float" office:value="-6.81775">
                <text:p>-6.8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.886">
                <text:p>2511.886</text:p>
              </table:table-cell>
              <table:table-cell office:value-type="float" office:value="-6.82791">
                <text:p>-6.82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2.277">
                <text:p>3162.277</text:p>
              </table:table-cell>
              <table:table-cell office:value-type="float" office:value="-6.83434">
                <text:p>-6.8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1.071">
                <text:p>3981.071</text:p>
              </table:table-cell>
              <table:table-cell office:value-type="float" office:value="-6.83843">
                <text:p>-6.83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1.872">
                <text:p>5011.872</text:p>
              </table:table-cell>
              <table:table-cell office:value-type="float" office:value="-6.84104">
                <text:p>-6.84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9.573">
                <text:p>6309.573</text:p>
              </table:table-cell>
              <table:table-cell office:value-type="float" office:value="-6.84274">
                <text:p>-6.84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3.282">
                <text:p>7943.282</text:p>
              </table:table-cell>
              <table:table-cell office:value-type="float" office:value="-6.84389">
                <text:p>-6.8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-6.84473">
                <text:p>-6.84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89.25">
                <text:p>12589.25</text:p>
              </table:table-cell>
              <table:table-cell office:value-type="float" office:value="-6.84546">
                <text:p>-6.8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48.93">
                <text:p>15848.93</text:p>
              </table:table-cell>
              <table:table-cell office:value-type="float" office:value="-6.84623">
                <text:p>-6.8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52.62">
                <text:p>19952.62</text:p>
              </table:table-cell>
              <table:table-cell office:value-type="float" office:value="-6.84721">
                <text:p>-6.84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-6.8486">
                <text:p>-6.8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-6.8507">
                <text:p>-6.8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-6.85398">
                <text:p>-6.85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-6.85913">
                <text:p>-6.85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-6.86726">
                <text:p>-6.86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-6.88011">
                <text:p>-6.88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-6.90045">
                <text:p>-6.90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-6.9326">
                <text:p>-6.9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-6.98334">
                <text:p>-6.98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-7.06327">
                <text:p>-7.06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-7.18872">
                <text:p>-7.18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-7.38449">
                <text:p>-7.38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-7.68737">
                <text:p>-7.68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-8.14966">
                <text:p>-8.14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-8.8411">
                <text:p>-8.8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-9.84532">
                <text:p>-9.84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-11.2463">
                <text:p>-11.2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-13.1046">
                <text:p>-13.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-15.4313">
                <text:p>-15.4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-18.177">
                <text:p>-18.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-21.2443">
                <text:p>-21.2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-24.525">
                <text:p>-24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-27.9567">
                <text:p>-27.9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-31.5178">
                <text:p>-31.5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-35.0782">
                <text:p>-35.0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-38.3596">
                <text:p>-38.3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-41.1367">
                <text:p>-41.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53cm" svg:height="11.164cm" xlink:href="." xlink:type="simple" chart:class="chart:scatter" chart:style-name="ch1">
        <chart:title svg:x="9.834cm" svg:y="0.359cm" chart:style-name="ch2">
          <text:p>High Pass</text:p>
        </chart:title>
        <chart:subtitle svg:x="10.535cm" svg:y="1.388cm" chart:style-name="ch3">
          <text:p>faza</text:p>
        </chart:subtitle>
        <chart:legend svg:x="1.855cm" svg:y="0.398cm" style:legend-expansion="custom" chartooo:width="3.292cm" chartooo:height="1.516cm" style:legend-expansion-aspect-ratio="2.17150395778364" chart:style-name="ch4"/>
        <chart:plot-area chart:style-name="ch5" chart:data-source-has-labels="both" svg:x="0.892cm" svg:y="2.147cm" svg:width="21.037cm" svg:height="8.594cm">
          <chartooo:coordinate-region svg:x="1.778cm" svg:y="2.377cm" svg:width="19.514cm" svg:height="8.134cm"/>
          <chart:axis chart:dimension="x" chart:name="primary-x" chart:style-name="ch6" chartooo:axis-type="auto">
            <chart:title svg:x="10.929cm" svg:y="10.585cm" chart:style-name="ch7">
              <text:p>f [Hz]</text:p>
            </chart:title>
            <chart:categories table:cell-range-address="local-table.$A$2:.$A$72"/>
          </chart:axis>
          <chart:axis chart:dimension="y" chart:name="primary-y" chart:style-name="ch8">
            <chart:title svg:x="0.001cm" svg:y="7.366cm" chart:style-name="ch9">
              <text:p>phase [deg]</text:p>
            </chart:title>
            <chart:grid chart:style-name="ch10" chart:class="major"/>
          </chart:axis>
          <chart:series chart:style-name="ch11" chart:values-cell-range-address="local-table.$C$2:.$C$72" chart:label-cell-address="local-table.$C$1" chart:class="chart:scatter">
            <chart:domain table:cell-range-address="local-table.$B$2:.$B$72"/>
            <chart:data-point chart:repeated="71"/>
          </chart:series>
          <chart:series chart:style-name="ch12" chart:values-cell-range-address="local-table.$E$2:.$E$72" chart:label-cell-address="local-table.$E$1" chart:class="chart:scatter">
            <chart:domain table:cell-range-address="local-table.$D$2:.$D$72"/>
            <chart:data-point chart:repeated="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hase</text:p>
              </table:table-cell>
              <table:table-cell office:value-type="string">
                <text:p/>
              </table:table-cell>
              <table:table-cell office:value-type="string">
                <text:p>pomia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9.5245">
                <text:p>179.5245</text:p>
              </table:table-cell>
              <table:table-cell office:value-type="float" office:value="10">
                <text:p>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">
                <text:p>1.258925</text:p>
              </table:table-cell>
              <table:table-cell office:value-type="float" office:value="179.455">
                <text:p>179.455</text:p>
              </table:table-cell>
              <table:table-cell office:value-type="float" office:value="50">
                <text:p>50</text:p>
              </table:table-cell>
              <table:table-cell office:value-type="float" office:value="160.2">
                <text:p>16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">
                <text:p>1.584893</text:p>
              </table:table-cell>
              <table:table-cell office:value-type="float" office:value="179.3565">
                <text:p>179.3565</text:p>
              </table:table-cell>
              <table:table-cell office:value-type="float" office:value="90">
                <text:p>90</text:p>
              </table:table-cell>
              <table:table-cell office:value-type="float" office:value="139.32">
                <text:p>139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">
                <text:p>1.995262</text:p>
              </table:table-cell>
              <table:table-cell office:value-type="float" office:value="179.2237">
                <text:p>179.2237</text:p>
              </table:table-cell>
              <table:table-cell office:value-type="float" office:value="160">
                <text:p>160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">
                <text:p>2.511886</text:p>
              </table:table-cell>
              <table:table-cell office:value-type="float" office:value="179.0495">
                <text:p>179.0495</text:p>
              </table:table-cell>
              <table:table-cell office:value-type="float" office:value="1100">
                <text:p>1100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">
                <text:p>3.162277</text:p>
              </table:table-cell>
              <table:table-cell office:value-type="float" office:value="178.8247">
                <text:p>178.8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">
                <text:p>3.981071</text:p>
              </table:table-cell>
              <table:table-cell office:value-type="float" office:value="178.5371">
                <text:p>178.5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">
                <text:p>5.011872</text:p>
              </table:table-cell>
              <table:table-cell office:value-type="float" office:value="178.1713">
                <text:p>178.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">
                <text:p>6.309573</text:p>
              </table:table-cell>
              <table:table-cell office:value-type="float" office:value="177.7077">
                <text:p>177.7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">
                <text:p>7.943282</text:p>
              </table:table-cell>
              <table:table-cell office:value-type="float" office:value="177.1209">
                <text:p>177.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76.3787">
                <text:p>176.3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8925">
                <text:p>12.58925</text:p>
              </table:table-cell>
              <table:table-cell office:value-type="float" office:value="175.4394">
                <text:p>175.4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84893">
                <text:p>15.84893</text:p>
              </table:table-cell>
              <table:table-cell office:value-type="float" office:value="174.2489">
                <text:p>174.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95262">
                <text:p>19.95262</text:p>
              </table:table-cell>
              <table:table-cell office:value-type="float" office:value="172.7352">
                <text:p>172.7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11886">
                <text:p>25.11886</text:p>
              </table:table-cell>
              <table:table-cell office:value-type="float" office:value="170.8007">
                <text:p>170.8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62277">
                <text:p>31.62277</text:p>
              </table:table-cell>
              <table:table-cell office:value-type="float" office:value="168.3084">
                <text:p>168.3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">
                <text:p>39.81071</text:p>
              </table:table-cell>
              <table:table-cell office:value-type="float" office:value="165.056">
                <text:p>165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11872">
                <text:p>50.11872</text:p>
              </table:table-cell>
              <table:table-cell office:value-type="float" office:value="160.7288">
                <text:p>160.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09573">
                <text:p>63.09573</text:p>
              </table:table-cell>
              <table:table-cell office:value-type="float" office:value="154.8067">
                <text:p>154.8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43282">
                <text:p>79.43282</text:p>
              </table:table-cell>
              <table:table-cell office:value-type="float" office:value="146.3883">
                <text:p>146.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33.9264">
                <text:p>133.9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8925">
                <text:p>125.8925</text:p>
              </table:table-cell>
              <table:table-cell office:value-type="float" office:value="115.3235">
                <text:p>115.3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4893">
                <text:p>158.4893</text:p>
              </table:table-cell>
              <table:table-cell office:value-type="float" office:value="90.47612">
                <text:p>90.47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.5262">
                <text:p>199.5262</text:p>
              </table:table-cell>
              <table:table-cell office:value-type="float" office:value="65.47352">
                <text:p>65.47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">
                <text:p>251.1886</text:p>
              </table:table-cell>
              <table:table-cell office:value-type="float" office:value="46.60581">
                <text:p>46.60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.2277">
                <text:p>316.2277</text:p>
              </table:table-cell>
              <table:table-cell office:value-type="float" office:value="33.94656">
                <text:p>33.94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.1071">
                <text:p>398.1071</text:p>
              </table:table-cell>
              <table:table-cell office:value-type="float" office:value="25.40138">
                <text:p>25.4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.1872">
                <text:p>501.1872</text:p>
              </table:table-cell>
              <table:table-cell office:value-type="float" office:value="19.39425">
                <text:p>19.3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0.9573">
                <text:p>630.9573</text:p>
              </table:table-cell>
              <table:table-cell office:value-type="float" office:value="15.00398">
                <text:p>15.00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.3282">
                <text:p>794.3282</text:p>
              </table:table-cell>
              <table:table-cell office:value-type="float" office:value="11.69922">
                <text:p>11.69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9.158625">
                <text:p>9.15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8.925">
                <text:p>1258.925</text:p>
              </table:table-cell>
              <table:table-cell office:value-type="float" office:value="7.175625">
                <text:p>7.17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4.893">
                <text:p>1584.893</text:p>
              </table:table-cell>
              <table:table-cell office:value-type="float" office:value="5.609486">
                <text:p>5.609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.262">
                <text:p>1995.262</text:p>
              </table:table-cell>
              <table:table-cell office:value-type="float" office:value="4.359386">
                <text:p>4.359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1.886">
                <text:p>2511.886</text:p>
              </table:table-cell>
              <table:table-cell office:value-type="float" office:value="3.350087">
                <text:p>3.350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2.277">
                <text:p>3162.277</text:p>
              </table:table-cell>
              <table:table-cell office:value-type="float" office:value="2.523517">
                <text:p>2.523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1.071">
                <text:p>3981.071</text:p>
              </table:table-cell>
              <table:table-cell office:value-type="float" office:value="1.833498">
                <text:p>1.833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1.872">
                <text:p>5011.872</text:p>
              </table:table-cell>
              <table:table-cell office:value-type="float" office:value="1.242204">
                <text:p>1.242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9.573">
                <text:p>6309.573</text:p>
              </table:table-cell>
              <table:table-cell office:value-type="float" office:value="0.7176063">
                <text:p>0.717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3.282">
                <text:p>7943.282</text:p>
              </table:table-cell>
              <table:table-cell office:value-type="float" office:value="0.2314971">
                <text:p>0.2314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-0.242143">
                <text:p>-0.24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89.25">
                <text:p>12589.25</text:p>
              </table:table-cell>
              <table:table-cell office:value-type="float" office:value="-0.728603">
                <text:p>-0.72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48.93">
                <text:p>15848.93</text:p>
              </table:table-cell>
              <table:table-cell office:value-type="float" office:value="-1.25381">
                <text:p>-1.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52.62">
                <text:p>19952.62</text:p>
              </table:table-cell>
              <table:table-cell office:value-type="float" office:value="-1.84574">
                <text:p>-1.84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-2.53589">
                <text:p>-2.53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-3.36096">
                <text:p>-3.36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-4.36475">
                <text:p>-4.3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-5.60048">
                <text:p>-5.60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-7.13345">
                <text:p>-7.13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-9.0443">
                <text:p>-9.0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-11.4328">
                <text:p>-11.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-14.4222">
                <text:p>-14.4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-18.1639">
                <text:p>-18.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-22.8417">
                <text:p>-22.8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-28.6745">
                <text:p>-28.6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-35.9142">
                <text:p>-35.9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-44.8344">
                <text:p>-44.8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-55.7022">
                <text:p>-55.7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-68.7253">
                <text:p>-68.7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-83.9766">
                <text:p>-83.9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-101.321">
                <text:p>-101.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-120.411">
                <text:p>-120.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-140.8">
                <text:p>-14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-162.171">
                <text:p>-162.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-184.5734">
                <text:p>-184.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-208.5065">
                <text:p>-208.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-234.5599">
                <text:p>-234.5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-262.26166">
                <text:p>-262.26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-289.28262">
                <text:p>-289.2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-312.68041">
                <text:p>-312.68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-330.63558">
                <text:p>-330.63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